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7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c5789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4" style:family="paragraph" style:parent-style-name="Heading_20_1">
      <style:paragraph-properties fo:line-height="100%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3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9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6" style:family="text">
      <style:text-properties officeooo:rsid="0004f1de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40d982" style:font-style-asian="normal" style:font-style-complex="normal"/>
    </style:style>
    <style:style style:name="T101" style:family="text">
      <style:text-properties fo:font-style="normal" officeooo:rsid="001b3e56" style:font-style-asian="normal" style:font-style-complex="normal"/>
    </style:style>
    <style:style style:name="T102" style:family="text">
      <style:text-properties fo:font-style="normal" officeooo:rsid="004c7182" style:font-style-asian="normal" style:font-style-complex="normal"/>
    </style:style>
    <style:style style:name="T103" style:family="text">
      <style:text-properties fo:font-style="normal" officeooo:rsid="00501dd2" style:font-style-asian="normal" style:font-style-complex="normal"/>
    </style:style>
    <style:style style:name="T104" style:family="text">
      <style:text-properties fo:font-style="normal" officeooo:rsid="0100d3be" style:font-style-asian="normal" style:font-style-complex="normal"/>
    </style:style>
    <style:style style:name="T1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officeooo:rsid="00061718"/>
    </style:style>
    <style:style style:name="T149" style:family="text">
      <style:text-properties officeooo:rsid="00072975"/>
    </style:style>
    <style:style style:name="T15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35c58f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officeooo:rsid="0044ae78"/>
    </style:style>
    <style:style style:name="T183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4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0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2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3" style:family="text">
      <style:text-properties officeooo:rsid="00194778"/>
    </style:style>
    <style:style style:name="T194" style:family="text">
      <style:text-properties officeooo:rsid="0030463c"/>
    </style:style>
    <style:style style:name="T195" style:family="text">
      <style:text-properties officeooo:rsid="0030e0a1"/>
    </style:style>
    <style:style style:name="T196" style:family="text">
      <style:text-properties officeooo:rsid="00408209"/>
    </style:style>
    <style:style style:name="T197" style:family="text">
      <style:text-properties style:text-underline-style="none" fo:font-weight="normal" style:font-weight-asian="normal" style:font-weight-complex="normal"/>
    </style:style>
    <style:style style:name="T198" style:family="text">
      <style:text-properties style:text-underline-style="none" fo:font-weight="normal" officeooo:rsid="004124e5" style:font-weight-asian="normal" style:font-weight-complex="normal"/>
    </style:style>
    <style:style style:name="T199" style:family="text">
      <style:text-properties style:text-underline-style="none" fo:font-weight="normal" officeooo:rsid="00059c96" style:font-weight-asian="normal" style:font-weight-complex="normal"/>
    </style:style>
    <style:style style:name="T200" style:family="text">
      <style:text-properties style:text-underline-style="none" fo:font-weight="normal" officeooo:rsid="00420662" style:font-weight-asian="normal" style:font-weight-complex="normal"/>
    </style:style>
    <style:style style:name="T201" style:family="text">
      <style:text-properties style:text-underline-style="none" fo:font-weight="normal" officeooo:rsid="0042c288" style:font-weight-asian="normal" style:font-weight-complex="normal"/>
    </style:style>
    <style:style style:name="T202" style:family="text">
      <style:text-properties style:text-underline-style="none" fo:font-weight="normal" officeooo:rsid="004e0ee6" style:font-weight-asian="normal" style:font-weight-complex="normal"/>
    </style:style>
    <style:style style:name="T203" style:family="text">
      <style:text-properties style:text-underline-style="none" fo:font-weight="normal" officeooo:rsid="0013b216" style:font-weight-asian="normal" style:font-weight-complex="normal"/>
    </style:style>
    <style:style style:name="T204" style:family="text">
      <style:text-properties style:text-underline-style="none" fo:font-weight="normal" officeooo:rsid="0053cdb5" style:font-weight-asian="normal" style:font-weight-complex="normal"/>
    </style:style>
    <style:style style:name="T205" style:family="text">
      <style:text-properties style:text-underline-style="none" fo:font-weight="normal" officeooo:rsid="00061718" style:font-weight-asian="normal" style:font-weight-complex="normal"/>
    </style:style>
    <style:style style:name="T206" style:family="text">
      <style:text-properties style:text-underline-style="none" fo:font-weight="normal" officeooo:rsid="0004f1de" style:font-weight-asian="normal" style:font-weight-complex="normal"/>
    </style:style>
    <style:style style:name="T207" style:family="text">
      <style:text-properties style:text-underline-style="none" fo:font-weight="normal" officeooo:rsid="0070ec7d" style:font-weight-asian="normal" style:font-weight-complex="normal"/>
    </style:style>
    <style:style style:name="T208" style:family="text">
      <style:text-properties style:text-underline-style="none" fo:font-weight="normal" officeooo:rsid="008a6699" style:font-weight-asian="normal" style:font-weight-complex="normal"/>
    </style:style>
    <style:style style:name="T209" style:family="text">
      <style:text-properties style:text-underline-style="none" fo:font-weight="normal" officeooo:rsid="008deecb" style:font-weight-asian="normal" style:font-weight-complex="normal"/>
    </style:style>
    <style:style style:name="T210" style:family="text">
      <style:text-properties style:text-underline-style="none" fo:font-weight="normal" officeooo:rsid="0008bf16" style:font-weight-asian="normal" style:font-weight-complex="normal"/>
    </style:style>
    <style:style style:name="T211" style:family="text">
      <style:text-properties style:text-underline-style="none" fo:font-weight="normal" officeooo:rsid="0030e0a1" style:font-weight-asian="normal" style:font-weight-complex="normal"/>
    </style:style>
    <style:style style:name="T212" style:family="text">
      <style:text-properties style:text-underline-style="none" fo:font-weight="normal" officeooo:rsid="003574fe" style:font-weight-asian="normal" style:font-weight-complex="normal"/>
    </style:style>
    <style:style style:name="T213" style:family="text">
      <style:text-properties style:text-underline-style="none" fo:font-weight="normal" officeooo:rsid="0097fbd1" style:font-weight-asian="normal" style:font-weight-complex="normal"/>
    </style:style>
    <style:style style:name="T214" style:family="text">
      <style:text-properties style:text-underline-style="none" fo:font-weight="normal" officeooo:rsid="00754e19" style:font-weight-asian="normal" style:font-weight-complex="normal"/>
    </style:style>
    <style:style style:name="T215" style:family="text">
      <style:text-properties style:text-underline-style="none" fo:font-weight="normal" officeooo:rsid="00c3c71b" style:font-weight-asian="normal" style:font-weight-complex="normal"/>
    </style:style>
    <style:style style:name="T216" style:family="text">
      <style:text-properties style:text-underline-style="none" fo:font-weight="normal" officeooo:rsid="00072975" style:font-weight-asian="normal" style:font-weight-complex="normal"/>
    </style:style>
    <style:style style:name="T217" style:family="text">
      <style:text-properties style:text-underline-style="none" fo:font-weight="normal" officeooo:rsid="00cd8f65" style:font-weight-asian="normal" style:font-weight-complex="normal"/>
    </style:style>
    <style:style style:name="T218" style:family="text">
      <style:text-properties style:text-underline-style="none" fo:font-weight="normal" officeooo:rsid="00d26a3f" style:font-weight-asian="normal" style:font-weight-complex="normal"/>
    </style:style>
    <style:style style:name="T219" style:family="text">
      <style:text-properties style:text-underline-style="none" fo:font-weight="normal" officeooo:rsid="00da04e3" style:font-weight-asian="normal" style:font-weight-complex="normal"/>
    </style:style>
    <style:style style:name="T220" style:family="text">
      <style:text-properties style:text-underline-style="none" fo:font-weight="normal" officeooo:rsid="00e504a4" style:font-weight-asian="normal" style:font-weight-complex="normal"/>
    </style:style>
    <style:style style:name="T221" style:family="text">
      <style:text-properties style:text-underline-style="none" fo:font-weight="normal" officeooo:rsid="0092b48e" style:font-weight-asian="normal" style:font-weight-complex="normal"/>
    </style:style>
    <style:style style:name="T222" style:family="text">
      <style:text-properties style:text-underline-style="none" fo:font-weight="normal" officeooo:rsid="00f60c80" style:font-weight-asian="normal" style:font-weight-complex="normal"/>
    </style:style>
    <style:style style:name="T223" style:family="text">
      <style:text-properties style:text-underline-style="none" fo:font-weight="normal" officeooo:rsid="00b7427f" style:font-weight-asian="normal" style:font-weight-complex="normal"/>
    </style:style>
    <style:style style:name="T224" style:family="text">
      <style:text-properties style:text-underline-style="none" fo:font-weight="normal" officeooo:rsid="00bfe78f" style:font-weight-asian="normal" style:font-weight-complex="normal"/>
    </style:style>
    <style:style style:name="T225" style:family="text">
      <style:text-properties style:text-underline-style="none" fo:font-weight="normal" officeooo:rsid="010d15dd" style:font-weight-asian="normal" style:font-weight-complex="normal"/>
    </style:style>
    <style:style style:name="T226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8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9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30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31" style:family="text">
      <style:text-properties officeooo:rsid="0040d982"/>
    </style:style>
    <style:style style:name="T232" style:family="text">
      <style:text-properties officeooo:rsid="00420662"/>
    </style:style>
    <style:style style:name="T233" style:family="text">
      <style:text-properties officeooo:rsid="0044ae78"/>
    </style:style>
    <style:style style:name="T234" style:family="text">
      <style:text-properties officeooo:rsid="004c7182"/>
    </style:style>
    <style:style style:name="T235" style:family="text">
      <style:text-properties officeooo:rsid="004d8b35"/>
    </style:style>
    <style:style style:name="T236" style:family="text">
      <style:text-properties style:text-underline-style="solid" style:text-underline-width="auto" style:text-underline-color="font-color"/>
    </style:style>
    <style:style style:name="T237" style:family="text">
      <style:text-properties style:text-underline-style="solid" style:text-underline-width="auto" style:text-underline-color="font-color" officeooo:rsid="00061718"/>
    </style:style>
    <style:style style:name="T238" style:family="text">
      <style:text-properties style:text-underline-style="solid" style:text-underline-width="auto" style:text-underline-color="font-color" officeooo:rsid="00043d37"/>
    </style:style>
    <style:style style:name="T239" style:family="text">
      <style:text-properties style:text-underline-style="solid" style:text-underline-width="auto" style:text-underline-color="font-color" officeooo:rsid="000a08d6"/>
    </style:style>
    <style:style style:name="T240" style:family="text">
      <style:text-properties style:text-underline-style="solid" style:text-underline-width="auto" style:text-underline-color="font-color" officeooo:rsid="00bfd4bd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4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6" style:family="text">
      <style:text-properties officeooo:rsid="0053cdb5"/>
    </style:style>
    <style:style style:name="T247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4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5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6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7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8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3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4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7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8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9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80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82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83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4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5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86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00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01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0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1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1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1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1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7" style:family="text">
      <style:text-properties officeooo:rsid="005cf811"/>
    </style:style>
    <style:style style:name="T318" style:family="text">
      <style:text-properties officeooo:rsid="005ff056"/>
    </style:style>
    <style:style style:name="T319" style:family="text">
      <style:text-properties officeooo:rsid="00745ad9"/>
    </style:style>
    <style:style style:name="T320" style:family="text">
      <style:text-properties officeooo:rsid="0078a2da"/>
    </style:style>
    <style:style style:name="T321" style:family="text">
      <style:text-properties officeooo:rsid="00894806"/>
    </style:style>
    <style:style style:name="T322" style:family="text">
      <style:text-properties officeooo:rsid="008d8493"/>
    </style:style>
    <style:style style:name="T323" style:family="text">
      <style:text-properties officeooo:rsid="00c13698"/>
    </style:style>
    <style:style style:name="T324" style:family="text">
      <style:text-properties officeooo:rsid="00c2d31a"/>
    </style:style>
    <style:style style:name="T325" style:family="text">
      <style:text-properties officeooo:rsid="00c2d31a" fo:background-color="transparent" loext:char-shading-value="0"/>
    </style:style>
    <style:style style:name="T326" style:family="text">
      <style:text-properties officeooo:rsid="00cd8f65" fo:background-color="transparent" loext:char-shading-value="0"/>
    </style:style>
    <style:style style:name="T327" style:family="text">
      <style:text-properties officeooo:rsid="00d60023"/>
    </style:style>
    <style:style style:name="T32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3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31" style:family="text">
      <style:text-properties officeooo:rsid="00e504a4"/>
    </style:style>
    <style:style style:name="T332" style:family="text">
      <style:text-properties officeooo:rsid="00f94841"/>
    </style:style>
    <style:style style:name="T333" style:family="text">
      <style:text-properties officeooo:rsid="00fc1122"/>
    </style:style>
    <style:style style:name="T334" style:family="text">
      <style:text-properties officeooo:rsid="0106f4f7"/>
    </style:style>
    <style:style style:name="T335" style:family="text">
      <style:text-properties officeooo:rsid="010a4fce"/>
    </style:style>
    <style:style style:name="T336" style:family="text">
      <style:text-properties officeooo:rsid="0113f27b"/>
    </style:style>
    <style:style style:name="T337" style:family="text">
      <style:text-properties officeooo:rsid="0118fd61"/>
    </style:style>
    <style:style style:name="T338" style:family="text">
      <style:text-properties style:text-position="super 58%"/>
    </style:style>
    <style:style style:name="T339" style:family="text">
      <style:text-properties style:text-position="super 58%" officeooo:rsid="013138b5"/>
    </style:style>
    <style:style style:name="T340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41" style:family="text">
      <style:text-properties officeooo:rsid="013138b5"/>
    </style:style>
    <style:style style:name="T342" style:family="text">
      <style:text-properties officeooo:rsid="0140ac1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4" text:outline-level="1"><text:span text:style-name="T321">Dr </text:span>Kyle A Oman</text:h>
      <text:p text:style-name="P70"><text:tab/><text:span text:style-name="T37">Office: +44 (0) 191 33 43011<text:tab/>Institute for Computational Cosmology</text:span></text:p>
      <text:p text:style-name="P69"><text:tab/><text:span text:style-name="T37">Mobile: +44 (0) 737 693 4098<text:tab/>Department of Physics &amp; Astronomy, Durham University</text:span></text:p>
      <text:p text:style-name="P68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6">South Road, Durham DH1 3LE, United Kingdom<text:line-break/><text:tab/></text:span><text:a xlink:type="simple" xlink:href="https://kyleaoman.github.io/" text:style-name="Internet_20_link" text:visited-style-name="Visited_20_Internet_20_Link"><text:span text:style-name="T332">kyleaoman.github.io</text:span></text:a></text:p>
      <text:p text:style-name="P68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5"><text:span text:style-name="T242">Academic </text:span><text:span text:style-name="T244">Qualifications</text:span><text:span text:style-name="T238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8"><text:span text:style-name="T196">Employment</text:span><text:tab/></text:p>
      <text:p text:style-name="P65"><text:span text:style-name="T226"><text:tab/></text:span><text:span text:style-name="T229">Ass</text:span><text:span text:style-name="T230">oc</text:span><text:span text:style-name="T229">. Professor &amp; Royal Society Dorothy Hodgkin Fellow<text:tab/></text:span><text:span text:style-name="T230">Jul 2024</text:span><text:span text:style-name="T229"> – </text:span><text:span text:style-name="T230">present</text:span><text:span text:style-name="T229"><text:line-break/><text:tab/> <text:s/>Institute for Computational Cosmology </text:span><text:span text:style-name="T230">&amp;<text:line-break/><text:tab/> <text:s/>Centre for Extragalactic Astronomy, </text:span><text:span text:style-name="T229">Durham University</text:span></text:p>
      <text:p text:style-name="P65"><text:span text:style-name="T226"><text:tab/></text:span><text:span text:style-name="T229">Asst. Professor &amp; Royal Society Dorothy Hodgkin Fellow<text:tab/>Oct 2023 – </text:span><text:span text:style-name="T230">Jun 2024</text:span><text:span text:style-name="T229"><text:line-break/><text:tab/> <text:s/>Institute for Computational Cosmology </text:span><text:span text:style-name="T230">&amp;<text:line-break/><text:tab/> <text:s/>Centre for Extragalactic Astronomy, </text:span><text:span text:style-name="T229">Durham University</text:span></text:p>
      <text:p text:style-name="P54"><text:span text:style-name="T226"><text:tab/></text:span><text:span text:style-name="T230">Senior p</text:span><text:span text:style-name="T228">ostdoctoral research associate</text:span><text:span text:style-name="T227"><text:tab/>Jul 2022 </text:span><text:span text:style-name="T226">– </text:span><text:span text:style-name="T229">Sept 2023</text:span><text:span text:style-name="T215"><text:line-break/><text:tab/> <text:s/>Institute for Computational Cosmology, Durham University</text:span></text:p>
      <text:p text:style-name="P29"><text:tab/>Postdoctoral research associate<text:tab/>Oct 2019 – <text:span text:style-name="T327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31">Summer research internship<text:tab/>May 2010 – Aug 2010<text:line-break/></text:span><text:span text:style-name="T4"><text:tab/> <text:s/></text:span><text:span text:style-name="T100">Department of Physics &amp; Astronomy, University of Waterloo</text:span></text:p>
      <text:p text:style-name="P24"><text:span text:style-name="T100"><text:tab/>Summer research internship<text:tab/>May 20</text:span><text:span text:style-name="T102">09</text:span><text:span text:style-name="T100"> </text:span><text:span text:style-name="T101">– </text:span><text:span text:style-name="T100">Aug 2009<text:line-break/></text:span><text:span text:style-name="T4"><text:tab/> <text:s/></text:span><text:span text:style-name="T100">Department of Physics &amp; Astronomy, University of Waterloo</text:span></text:p>
      <text:p text:style-name="P129"><text:soft-page-break/><text:span text:style-name="T242">Grants, </text:span><text:span text:style-name="T245">Computing Time</text:span><text:span text:style-name="T236"> &amp; </text:span><text:span text:style-name="T240">Funding</text:span><text:span text:style-name="T236"><text:tab/></text:span></text:p>
      <text:p text:style-name="P27"><text:tab/><text:span text:style-name="T341">DiRAC 16</text:span><text:span text:style-name="T339">th</text:span><text:span text:style-name="T341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6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5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32"><text:tab/>Royal Society Dorothy Hodgkin Fellowship (GBP 1.</text:span><text:span text:style-name="T334">5</text:span><text:span text:style-name="T332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4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24">Cosmology and Astroparticle Student &amp; Postdoc Exchange Network Visitor (GBP</text:span><text:span text:style-name="T325"> </text:span><text:span text:style-name="T326">1 400</text:span><text:span text:style-name="T325">)</text:span><text:span text:style-name="T324"><text:tab/>2022</text:span><text:span text:style-name="T323"><text:line-break/><text:tab/> <text:s/></text:span><text:span text:style-name="T6">Title</text:span><text:span text:style-name="T5">: “Structure and equilibrium of simulated dwarf galaxies”</text:span><text:span text:style-name="T323"><text:tab/> <text:s/></text:span></text:p>
      <text:p text:style-name="P55"><text:span text:style-name="T223"><text:tab/>Durham University Physics Department Developing Talent Award </text:span><text:span text:style-name="T224">(GBP 4 000)</text:span><text:span text:style-name="T223"><text:tab/>2022<text:line-break/><text:tab/> <text:s/></text:span><text:span text:style-name="T34">Title</text:span><text:span text:style-name="T300">: “The fragility of dwarf galaxies used as dark matter tracers”</text:span></text:p>
      <text:p text:style-name="P124"><text:span text:style-name="T243">Scholarships</text:span><text:span text:style-name="T236"> &amp; Awards<text:tab/></text:span></text:p>
      <text:p text:style-name="P26"><text:tab/><text:span text:style-name="T327">Durham University Discretionary Award<text:tab/>202</text:span><text:span text:style-name="T333">3</text:span><text:span text:style-name="T327"><text:line-break/><text:tab/> <text:s/>GBP </text:span><text:span text:style-name="T332">5</text:span><text:span text:style-name="T327">00, Institution-level, award by nomination</text:span></text:p>
      <text:p text:style-name="P26"><text:tab/><text:span text:style-name="T327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7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7">2014<text:line-break/></text:span><text:tab/> <text:s/>CAD 11 250, Institution-level, award by nomination</text:p>
      <text:p text:style-name="P22"><text:soft-page-break/><text:tab/>University of Victoria Fellowship<text:tab/><text:span text:style-name="T317">2013<text:line-break/></text:span><text:tab/> <text:s/>CAD 15 000, Institution-level, award by nomination</text:p>
      <text:p text:style-name="P22"><text:tab/>Queen Elizabeth II Graduate Scholarship in Science and Technology<text:tab/><text:span text:style-name="T317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7">2009<text:line-break/></text:span><text:tab/>Research Award<text:line-break/><text:tab/> <text:s/>CAD 4 500, National-level, summer research scholarship</text:p>
      <text:p text:style-name="P117"><text:span text:style-name="T232">Research </text:span><text:span text:style-name="T318">student </text:span><text:span text:style-name="T232">supervision</text:span><text:tab/></text:p>
      <text:p text:style-name="P14"><text:span text:style-name="T61">I have co-supervised the thes</text:span><text:span text:style-name="T84">is work of </text:span><text:span text:style-name="T85">10</text:span><text:span text:style-name="T84"> students (3 BSc, </text:span><text:span text:style-name="T85">6</text:span><text:span text:style-name="T84"> MSc/</text:span><text:span text:style-name="T85">MPhys</text:span><text:span text:style-name="T84">, 1 PhD).</text:span><text:span text:style-name="T81"><text:tab/></text:span></text:p>
      <text:p text:style-name="P38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1"><text:tab/></text:span><text:span text:style-name="T82">Summer undergraduate research project supervisor for Eleanor Downing<text:tab/>Jul </text:span><text:span text:style-name="T83">– </text:span><text:span text:style-name="T82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06"><text:tab/></text:span><text:span text:style-name="T208">M</text:span><text:span text:style-name="T218">Phys</text:span><text:span text:style-name="T208"> thesis co-supervisor (with C. Frenk) for Richard Brooks<text:tab/>Oct 2021 </text:span><text:span text:style-name="T199">– </text:span><text:span text:style-name="T218">Apr 2022</text:span><text:span text:style-name="T208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1"><text:span text:style-name="T206"/></text:p>
      <text:p text:style-name="P62"><text:span text:style-name="T206"><text:tab/></text:span><text:span text:style-name="T214">M</text:span><text:span text:style-name="T218">Phys</text:span><text:span text:style-name="T201"> thesis co-supervisor (with C. Frenk) for Finn Roper<text:tab/>Jun 2020 </text:span><text:span text:style-name="T199">– </text:span><text:span text:style-name="T208">Apr 2021</text:span><text:span text:style-name="T201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3"><text:span text:style-name="T206"><text:tab/></text:span><text:span text:style-name="T198">MSc thesis co-supervisor (with M. Verheijen) for Anatolii Zadvornyi<text:tab/>Sept 2019 </text:span><text:span text:style-name="T199">– </text:span><text:span text:style-name="T208">Jul 2021</text:span><text:span text:style-name="T198"><text:line-break/></text:span><text:span text:style-name="T112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8"><text:tab/>BSc thesis co-supervisor (with M. Verheijen) for Anatolii Zadvornyi<text:tab/>Jan 2019 </text:span><text:span text:style-name="T199">– </text:span><text:span text:style-name="T198">May 2019<text:line-break/><text:tab/> <text:s/></text:span><text:span text:style-name="T200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06"><text:tab/></text:span><text:span text:style-name="T198">BSc</text:span><text:span text:style-name="T199"> thesis co-supervisor </text:span><text:span text:style-name="T198">(with J. Navarro, A. Fattahi) </text:span><text:span text:style-name="T199">for James Lan</text:span><text:span text:style-name="T198">e</text:span><text:span text:style-name="T199"><text:tab/>Sept 2016 – </text:span><text:span text:style-name="T205">Apr</text:span><text:span text:style-name="T199"> 2017<text:line-break/></text:span><text:span text:style-name="T113"><text:tab/> <text:s/></text:span><text:span text:style-name="T114">Department of Physics &amp; Astronomy, University of Victoria</text:span><text:span text:style-name="T199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6"><text:span text:style-name="T86">Teaching Experience</text:span><text:tab/></text:p>
      <text:p text:style-name="P11"><text:span text:style-name="T12"><text:tab/></text:span><text:span text:style-name="T88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7"><text:span text:style-name="T23"><text:tab/></text:span><text:span text:style-name="T133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10">G</text:span><text:span text:style-name="T109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3"><text:tab/>Teaching Assistant</text:span><text:span text:style-name="T124">ships – 1</text:span><text:span text:style-name="T125">1</text:span><text:span text:style-name="T124"> appointments </text:span><text:span text:style-name="T125">totalling 45 months</text:span><text:span text:style-name="T124"><text:tab/>2010 – 20</text:span><text:span text:style-name="T125">22</text:span><text:span text:style-name="T124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2"><text:soft-page-break/><text:span text:style-name="T103">Publications</text:span><text:span text:style-name="T99"><text:tab/></text:span></text:p>
      <text:p text:style-name="P66"><text:span text:style-name="T118">I </text:span><text:span text:style-name="T126">am an author of </text:span><text:span text:style-name="T144">60</text:span><text:span text:style-name="T126"> refereed articles (</text:span><text:span text:style-name="T144">5155 </text:span><text:span text:style-name="T126">citations, H=</text:span><text:span text:style-name="T136">3</text:span><text:span text:style-name="T143">2</text:span><text:span text:style-name="T126">), of which </text:span><text:span text:style-name="T144">10</text:span><text:span text:style-name="T126"> as the first author (</text:span><text:span text:style-name="T143">8</text:span><text:span text:style-name="T144">22</text:span><text:span text:style-name="T141"> </text:span><text:span text:style-name="T126">citations), and a further </text:span><text:span text:style-name="T132">2</text:span><text:span text:style-name="T140">2</text:span><text:span text:style-name="T126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47"> </text:span><text:span text:style-name="T159">†</text:span><text:span text:style-name="T330">.</text:span></text:p>
      <text:p text:style-name="P112">Pre-prints</text:p>
      <text:list text:style-name="L1">
        <text:list-item>
          <text:p text:style-name="P145"><text:span text:style-name="T159">A</text:span><text:span text:style-name="T155">mvrosiadis, Lange, Nightingale, He, Frenk, </text:span><text:span text:style-name="T168">Oman</text:span><text:span text:style-name="T155">, Smail, Swinbank, Fragkoudi, Gadotti, Cole, Borsato, Robertson, Massey, Cao and Li (2023). </text:span><text:span text:style-name="T185">The onset of bar formation in a massive galaxy at z~3.8.</text:span><text:span text:style-name="T155"> MNRAS, submitted. </text:span><text:span text:style-name="T165">[arxiv:2404.01918]</text:span></text:p>
        </text:list-item>
      </text:list>
      <text:p text:style-name="P113">Refereed publications in primary journals</text:p>
      <text:list text:continue-numbering="true" text:style-name="L1">
        <text:list-item>
          <text:p text:style-name="P144"><text:span text:style-name="T171">Oman</text:span><text:span text:style-name="T172">, Frenk, Crain, Lovell and Pfeffer (2024). </text:span><text:span text:style-name="T189">A warm dark matter cosmogony may yield more low-mass galaxy detections in 21-cm surveys than a cold dark matter one.</text:span><text:span text:style-name="T172"> MNRAS, </text:span><text:span text:style-name="T181">accepted.</text:span><text:span text:style-name="T172"> </text:span><text:span text:style-name="T180">[arxiv:2401.11878]</text:span></text:p>
        </text:list-item>
        <text:list-item>
          <text:p text:style-name="P146"><text:span text:style-name="T172">Brown, Fattahi, McCarthy, Font, </text:span><text:span text:style-name="T171">Oman</text:span><text:span text:style-name="T172"> and Riley (2024). </text:span><text:span text:style-name="T189">ARTEMIS emulator: exploring the effect of cosmology and galaxy formation physics on Milky Way-mass haloes and their satellites</text:span><text:span text:style-name="T172">. MNRAS </text:span><text:span text:style-name="T181">532: 1223</text:span><text:span text:style-name="T172">. </text:span><text:span text:style-name="T173">[arxiv:2403.11692]</text:span></text:p>
        </text:list-item>
        <text:list-item>
          <text:p text:style-name="P147"><text:span text:style-name="T172">Maccagni, de Blok, Mancera Pi</text:span><text:span text:style-name="T280">ñ</text:span><text:span text:style-name="T282">a, Ragusa, Iodice, Spavone, McGaugh, </text:span><text:span text:style-name="T263">Oman</text:span><text:span text:style-name="T282">, Oosterloo, Koribalski, Adams, Amram, Bosma, Bigiel, Brinks, Chemin, Combes, Gibson, Healy, Holwerda, J</text:span><text:span text:style-name="T172">ó</text:span><text:span text:style-name="T282">zsa, Kamphuis, Kleiner, Kurapati, Marasco, Spekkens, Veronese, Walter, Zabel and Zijlstra (2024). </text:span><text:span text:style-name="T301">MHONGOOSE discovery of a gas-rich low-surface brightness galaxy in the Dorado Group</text:span><text:span text:style-name="T282">. A&amp;A, </text:span><text:span text:style-name="T283">accepted</text:span><text:span text:style-name="T282">. </text:span><text:span text:style-name="T284">[arxiv:2405.17000]</text:span></text:p>
        </text:list-item>
        <text:list-item>
          <text:p text:style-name="P148"><text:span text:style-name="T171">Oman</text:span><text:span text:style-name="T172"> and Riley (2024). </text:span><text:span text:style-name="T189">An overlooked source of uncertainty in the mass of the Milky Way.</text:span><text:span text:style-name="T172"> MNRAS Letters </text:span><text:span text:style-name="T179">532: 48</text:span><text:span text:style-name="T172">. </text:span><text:span text:style-name="T174">[arxiv:2404.03726]</text:span></text:p>
        </text:list-item>
        <text:list-item>
          <text:p text:style-name="P150"><text:span text:style-name="T172">Jones, Sand, Karunakaran, Spekkens, </text:span><text:span text:style-name="T171">Oman</text:span><text:span text:style-name="T172">, Bennet, Besla, Crnojević, Cuillandre, Fielder, Gwyn and Mutlu-Pakdil (2023). </text:span><text:span text:style-name="T189">Gas and star formation in satellites of Milky Way analogs.</text:span><text:span text:style-name="T172"> ApJ </text:span><text:span text:style-name="T176">966: 93</text:span><text:span text:style-name="T172">. </text:span><text:span text:style-name="T177">[arxiv:2311.02152]</text:span></text:p>
        </text:list-item>
        <text:list-item>
          <text:p text:style-name="P149"><text:span text:style-name="T172">† Sirks, Harvey, Massey, </text:span><text:span text:style-name="T171">Oman</text:span><text:span text:style-name="T172">, Robertson, Frenk, Everett, Gill and McCleary (2023). </text:span><text:span text:style-name="T189">Hydrodynamical simulations of merging galaxy clusters: giant dark matter particle colliders, powered by gravity</text:span><text:span text:style-name="T172">. MNRAS </text:span><text:span text:style-name="T176">530: 3160</text:span><text:span text:style-name="T175">. </text:span><text:span text:style-name="T176">[arxiv:2405.00140]</text:span></text:p>
        </text:list-item>
        <text:list-item>
          <text:p text:style-name="P151"><text:span text:style-name="T159">De Blok, Healy, Maccagni, Pisano, Bosma, English, Jarrett, Marasco, Meurer, Veronese, Bigiel, Chemin, Fraternali, Holwerfa, Kamphuis, K</text:span><text:span text:style-name="T275">löckner, Kleiner, Leroy, Mogotsi, </text:span><text:span text:style-name="T263">Oman</text:span><text:span text:style-name="T275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9">MHONGOOSE – A MeerKAT Nearby Galaxy H</text:span><text:span text:style-name="T340">i</text:span><text:span text:style-name="T299"> Survey.</text:span><text:span text:style-name="T275"> A&amp;A, </text:span><text:span text:style-name="T276">accepted</text:span><text:span text:style-name="T275">. </text:span><text:span text:style-name="T277">[arxiv:</text:span><text:span text:style-name="T281">2404.01774</text:span><text:span text:style-name="T277">]</text:span></text:p>
        </text:list-item>
      </text:list>
      <text:p text:style-name="P111"/>
      <text:list text:continue-numbering="true" text:style-name="L1">
        <text:list-item>
          <text:p text:style-name="P153"><text:span text:style-name="T159">P</text:span><text:span text:style-name="T155">uglisi, Dudzevičiūtė, Swinbank, Gillman, Tiley, Cirasuolo, Cortese, Glazebrook, Harrison, Ibar, Molina, Obreschkow, </text:span><text:span text:style-name="T168">Oman</text:span><text:span text:style-name="T155">, Schaller, Shankar and Sharples (2023). </text:span><text:span text:style-name="T185">KURVS: The outer rotation curve shapes and dark matter fractions of z~1.5 star-forming galaxies.</text:span><text:span text:style-name="T155"> MNRAS </text:span><text:span text:style-name="T164">524: 2814</text:span><text:span text:style-name="T155">. </text:span><text:span text:style-name="T163">[arxiv:2305.04382]</text:span></text:p>
        </text:list-item>
        <text:list-item>
          <text:p text:style-name="P154"><text:span text:style-name="T159">† </text:span><text:span text:style-name="T160">Brooks, </text:span><text:span text:style-name="T170">Oman</text:span><text:span text:style-name="T160"> and Frenk (2022). </text:span><text:span text:style-name="T187">The North-South asymmetry of the ALFALFA HI velocity width function</text:span><text:span text:style-name="T160">. MNRAS </text:span><text:span text:style-name="T163">522: 4043</text:span><text:span text:style-name="T160">. [arxiv:2211.08092]</text:span></text:p>
        </text:list-item>
        <text:list-item>
          <text:p text:style-name="P155"><text:span text:style-name="T159">† </text:span><text:span text:style-name="T155">Downing and </text:span><text:span text:style-name="T168">Oman</text:span><text:span text:style-name="T155"> (2023). </text:span><text:span text:style-name="T185">The many reasons that the rotation curves of low-mass galaxies can fail as tracers of their matter distributions.</text:span><text:span text:style-name="T155"> MNRAS </text:span><text:span text:style-name="T163">522: 3318</text:span><text:span text:style-name="T155">. [arxiv:2301.05242]</text:span></text:p>
        </text:list-item>
        <text:list-item>
          <text:p text:style-name="P155"><text:span text:style-name="T159">R</text:span><text:span text:style-name="T160">eeves, Hudson and </text:span><text:span text:style-name="T170">Oman</text:span><text:span text:style-name="T160"> (2022). </text:span><text:span text:style-name="T187">Constraining satellite quenching timescales in galaxy clusters by forward-modelling stellar ages and quiescent fractions in projected phase space.</text:span><text:span text:style-name="T160"> MNRAS </text:span><text:span text:style-name="T163">522: 1779</text:span><text:span text:style-name="T160">. [arxiv:2211.09145]</text:span></text:p>
        </text:list-item>
        <text:list-item>
          <text:p text:style-name="P156"><text:span text:style-name="T159">† </text:span><text:span text:style-name="T275">Roper, </text:span><text:span text:style-name="T263">Oman</text:span><text:span text:style-name="T275">, Frenk, Ben</text:span><text:span text:style-name="T159">ítez-Llambay, Navarro and Santos-Santos (2022). </text:span><text:span text:style-name="T188">The diversity of rotation curves of simulated galaxies with cusps and cores</text:span><text:span text:style-name="T159">. MNRAS</text:span><text:span text:style-name="T162"> </text:span><text:span text:style-name="T163">521: 1316</text:span><text:span text:style-name="T159">. [arxiv:2203.16652]</text:span></text:p>
        </text:list-item>
        <text:list-item>
          <text:p text:style-name="P156"><text:span text:style-name="T15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9">Oman</text:span><text:span text:style-name="T15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1">(2022)</text:span><text:span text:style-name="T156">. </text:span><text:span text:style-name="T186">The Astropy project: Sustaining and growing a community-oriented open-source project and the latest major release (v5.0) of the core package.</text:span><text:span text:style-name="T156"> ApJ </text:span><text:span text:style-name="T160">935: 167</text:span><text:span text:style-name="T156">. </text:span><text:span text:style-name="T157">[arxiv:</text:span><text:span text:style-name="T158">2206.14220</text:span><text:span text:style-name="T157">]</text:span></text:p>
        </text:list-item>
        <text:list-item>
          <text:p text:style-name="P157"><text:span text:style-name="T273">Bilimogga, </text:span><text:span text:style-name="T262">Oman</text:span><text:span text:style-name="T273">, Verheijen and van der Hulst (2021). </text:span><text:span text:style-name="T298">Using EAGLE simulations to study the effect of observational constraints on determination of HI asymmetries in galaxies</text:span><text:span text:style-name="T273">. MNRAS </text:span><text:span text:style-name="T274">513: 5310</text:span><text:span text:style-name="T273">. [arxiv:2205.00675]</text:span></text:p>
        </text:list-item>
        <text:list-item>
          <text:p text:style-name="P152"><text:span text:style-name="T267">Mancera</text:span><text:span text:style-name="T265">-Piña</text:span><text:span text:style-name="T269">, </text:span><text:span text:style-name="T267">Fraternali, Oosterloo, Adams, </text:span><text:span text:style-name="T259">Oman</text:span><text:span text:style-name="T267"> and Leisman (202</text:span><text:span text:style-name="T270">2</text:span><text:span text:style-name="T267">). </text:span><text:span text:style-name="T293">No need for dark matter: resolved kinematics of the ultra-diffuse galaxy AGC 114905.</text:span><text:span text:style-name="T267"> MNRAS</text:span><text:span text:style-name="T268"> 512: 3230</text:span><text:span text:style-name="T267">. [arxiv:</text:span><text:span text:style-name="T270">2112.00017</text:span><text:span text:style-name="T267">]</text:span></text:p>
        </text:list-item>
        <text:list-item>
          <text:p text:style-name="P152"><text:span text:style-name="T156">† </text:span><text:span text:style-name="T267">Sirks, </text:span><text:span text:style-name="T259">Oman</text:span><text:span text:style-name="T267">, Robertson, Massey and Frenk (2021). </text:span><text:span text:style-name="T293">The effects of self-interacting dark matter on the stripping of galaxies that fall into clusters</text:span><text:span text:style-name="T267">. MNRAS </text:span><text:span text:style-name="T268">511: 5927</text:span><text:span text:style-name="T267">. [arxiv:2109.03257]</text:span></text:p>
        </text:list-item>
        <text:list-item>
          <text:p text:style-name="P158"><text:span text:style-name="T315">Oman</text:span><text:span text:style-name="T307"> (202</text:span><text:span text:style-name="T310">2</text:span><text:span text:style-name="T307">). </text:span><text:span text:style-name="T288">The ALFALFA </text:span><text:span text:style-name="T289">HI</text:span><text:span text:style-name="T288"> velocity width function.</text:span><text:span text:style-name="T307"> MNRAS </text:span><text:span text:style-name="T309">509:</text:span><text:span text:style-name="T307"> </text:span><text:span text:style-name="T309">3268</text:span><text:span text:style-name="T307">. [arxiv:2108.08856]</text:span></text:p>
        </text:list-item>
        <text:list-item>
          <text:p text:style-name="P158"><text:soft-page-break/><text:span text:style-name="T303">K</text:span><text:span text:style-name="T302">arunakaran, Spekkens, </text:span><text:span text:style-name="T312">Oman</text:span><text:span text:style-name="T302">, Simpson, Fattahi, Sand, Bennet, Crnojevi</text:span><text:span text:style-name="T183">ć</text:span><text:span text:style-name="T302">, Frenk, G</text:span><text:span text:style-name="T183">ó</text:span><text:span text:style-name="T302">mez, Grand, Jones, Marinacci, Mutlu-Pakdil, Navarro </text:span><text:span text:style-name="T306">and</text:span><text:span text:style-name="T302"> Zaritsky (2021). </text:span><text:span text:style-name="T286">Satellites around Milky Way analogs: Tension in the number and fraction of quiescent satellites seen in observations versus simulations.</text:span><text:span text:style-name="T302"> ApJ </text:span><text:span text:style-name="T308">916: 19</text:span><text:span text:style-name="T302">. [arxiv:2105.09321]</text:span></text:p>
        </text:list-item>
        <text:list-item>
          <text:p text:style-name="P159"><text:span text:style-name="T328">† </text:span><text:span text:style-name="T302">Upadhyay, </text:span><text:span text:style-name="T312">Oman</text:span><text:span text:style-name="T302"> </text:span><text:span text:style-name="T306">and</text:span><text:span text:style-name="T314"> </text:span><text:span text:style-name="T302">Trager (2021). </text:span><text:span text:style-name="T286">Star formation histories of Coma Cluster galaxies matched to simulated orbits hint at quenching around first pericenter.</text:span><text:span text:style-name="T302"> A&amp;A </text:span><text:span text:style-name="T308">652: A16</text:span><text:span text:style-name="T302">. [arxiv:2104.04388]</text:span></text:p>
        </text:list-item>
        <text:list-item>
          <text:p text:style-name="P159"><text:span text:style-name="T303">Brouwer, </text:span><text:span text:style-name="T313">Oman</text:span><text:span text:style-name="T303">, </text:span><text:span text:style-name="T304">Valentijn, Bilicki, Heymans, Hoekstra, Napolitano, Roy, Tortora, Wright, Asgari, van den Busch, Dvornik, Erben, Giblin, Graham, Hildebrandt, Hopkins, Kannawadi, Kuijken, Liske, Shan, Tr</text:span><text:span text:style-name="T184">ö</text:span><text:span text:style-name="T304">ster and Visser (202</text:span><text:span text:style-name="T305">1</text:span><text:span text:style-name="T304">). </text:span><text:span text:style-name="T287">The weak lensing radial acceleration relation: Constraining modified gravity and cold dark matter theories with KiDS-1000.</text:span><text:span text:style-name="T304"> A&amp;A </text:span><text:span text:style-name="T305">650: A113</text:span><text:span text:style-name="T304">. </text:span><text:span text:style-name="T305">[arxiv:2106.11677]</text:span></text:p>
        </text:list-item>
        <text:list-item>
          <text:p text:style-name="P160"><text:span text:style-name="T250">B</text:span><text:span text:style-name="T247">oard, Bozorgnia, Strigari, Grand, Fattahi, Frenk, Marinacci, Navarro and </text:span><text:span text:style-name="T255">Oman</text:span><text:span text:style-name="T247"> (2021). </text:span><text:span text:style-name="T291">Velocity-dependent J-factors for annihilation radiation from cosmological simulations.</text:span><text:span text:style-name="T247"> JCAP 2021-04: 70. </text:span><text:span text:style-name="T251">[arxiv:</text:span><text:span text:style-name="T247">2101.06284</text:span><text:span text:style-name="T251">]</text:span></text:p>
        </text:list-item>
        <text:list-item>
          <text:p text:style-name="P160"><text:span text:style-name="T256">★ Oman</text:span><text:span text:style-name="T252">, Bahé, Healy, Hess, Hudson and Verheijen (2021). </text:span><text:span text:style-name="T294">A homogeneous measurement of the delay between the onsets of gas stripping and star formation quenching in satellite galaxies of groups and clusters.</text:span><text:span text:style-name="T252"> MNRAS </text:span><text:span text:style-name="T253">501: 5073</text:span><text:span text:style-name="T252">. [arxiv:2009.00667]</text:span></text:p>
        </text:list-item>
        <text:list-item>
          <text:p text:style-name="P160"><text:span text:style-name="T252">Deason, </text:span><text:span text:style-name="T256">Oman</text:span><text:span text:style-name="T252">, Fattahi, Schaller, Jauzac, Zhang, Montes, Bahé, Dalla Vecchia, Kay and Evans (2020). </text:span><text:span text:style-name="T294">Stellar splashback: </text:span><text:span text:style-name="T295">t</text:span><text:span text:style-name="T294">he edge of the intracluster light.</text:span><text:span text:style-name="T252"> MNRAS 500: 4181. [arxiv:2010.02937]</text:span></text:p>
        </text:list-item>
        <text:list-item>
          <text:p text:style-name="P160"><text:span text:style-name="T249">Genina, Read, Frenk, Cole, Benítez-Llambay, Ludlow, Navarro, </text:span><text:span text:style-name="T257">Oman</text:span><text:span text:style-name="T249"> and Robertson (2020). </text:span><text:span text:style-name="T292">To beta or not to beta: can higher-order Jeans analysis break the mass-anisotropy degeneracy in simulated dwarfs?</text:span><text:span text:style-name="T249"> MNRAS </text:span><text:span text:style-name="T252">498: 144</text:span><text:span text:style-name="T249">. [arxiv:1911.09124]</text:span></text:p>
        </text:list-item>
        <text:list-item>
          <text:p text:style-name="P160"><text:span text:style-name="T249">Deason, Fattahi, Frenk, Grand, </text:span><text:span text:style-name="T257">Oman</text:span><text:span text:style-name="T249">, Garrison-Kimmel, Simpson and Navarro (2020). </text:span><text:span text:style-name="T292">The edge of the Galaxy.</text:span><text:span text:style-name="T249"> MNRAS 496: 3929. [arxiv:2002.09497]</text:span></text:p>
        </text:list-item>
        <text:list-item>
          <text:p text:style-name="P160"><text:span text:style-name="T249">Mancera-Piña, Fraternali, </text:span><text:span text:style-name="T257">Oman</text:span><text:span text:style-name="T249">, Adams, Bacchini, Marasco, Oosterloo, Pezzulli, Posti, Leisman, Cannon, di Teodoro, Gault, Haynes, Reiter, Rhode, Salzer and Smith (2020). </text:span><text:span text:style-name="T292">Robust HI kinematics of gas-rich ultra-diffuse galaxies: hints of a weak-feedback formation scenario.</text:span><text:span text:style-name="T249"> MNRAS 495: 3636. [arxiv:2004.14392]</text:span></text:p>
        </text:list-item>
        <text:list-item>
          <text:p text:style-name="P160"><text:span text:style-name="T249">Marasco, Posti, </text:span><text:span text:style-name="T257">Oman</text:span><text:span text:style-name="T249">, Famaey, Cresci and Fraternali (2020). </text:span><text:span text:style-name="T292">Massive disc galaxies in cosmological hydrodynamical simulations are too dark matter-dominated.</text:span><text:span text:style-name="T249"> A&amp;A, 883: L33. [arxiv:2005.01724]</text:span></text:p>
        </text:list-item>
        <text:list-item>
          <text:p text:style-name="P162"><text:span text:style-name="T249">★ Santos-Santos, Navarro, Robertson, Benítez-Llambay, </text:span><text:span text:style-name="T257">Oman</text:span><text:span text:style-name="T249">, Lovell, Frenk, Ludlow, Fattahi and Ritz (2020). </text:span><text:span text:style-name="T292">Baryonic clues to the puzzling diversity of dwarf galaxy rotation curves.</text:span><text:span text:style-name="T249"> MNRAS 495: 58. [arxiv:1911.09116]</text:span></text:p>
        </text:list-item>
        <text:list-item>
          <text:p text:style-name="P162"><text:span text:style-name="T249">Cautun, Benítez-Llambay, Deason, Frenk, Fattahi, Gómez, Grand, </text:span><text:span text:style-name="T257">Oman</text:span><text:span text:style-name="T249">, Navarro and Simpson (2020). </text:span><text:span text:style-name="T292">The Milky Way total mass profile as inferred fr</text:span><text:span text:style-name="T296">o</text:span><text:span text:style-name="T292">m Gaia DR2.</text:span><text:span text:style-name="T249"> MNRAS 494: 4291. [arxiv:1911.04557]</text:span></text:p>
        </text:list-item>
      </text:list>
      <text:p text:style-name="P104"><text:span text:style-name="T249"/></text:p>
      <text:list text:continue-numbering="true" text:style-name="L1">
        <text:list-item>
          <text:p text:style-name="P161"><text:span text:style-name="T249">Richings, Frenk, Jenkins, Robertson, Fattahi, Grand, Navarro, Pakmor, Gómez, Marinacci and </text:span><text:span text:style-name="T257">Oman</text:span><text:span text:style-name="T249"> (2020). </text:span><text:span text:style-name="T292">Subhalo destruction in the APOSTLE and Auriga simulations.</text:span><text:span text:style-name="T249"> MNRAS 492: 5780. [arxiv:1811.12437]</text:span></text:p>
        </text:list-item>
        <text:list-item>
          <text:p text:style-name="P160"><text:span text:style-name="T329">† </text:span><text:span text:style-name="T249">Lane, Navarro, Fattahi, </text:span><text:span text:style-name="T257">Oman</text:span><text:span text:style-name="T249"> and Bovy (2020). </text:span><text:span text:style-name="T292">The Ophiuchus stream progenitor: a new type of globular cluster and its possible Sagittarius connection.</text:span><text:span text:style-name="T249"> MNRAS 492: 4164. [arxiv:1905.12633</text:span><text:span text:style-name="T248">]</text:span></text:p>
        </text:list-item>
        <text:list-item>
          <text:p text:style-name="P160"><text:span text:style-name="T249">Chauhan, Lagos, Obreschkow, Power, </text:span><text:span text:style-name="T257">Oman</text:span><text:span text:style-name="T249"> and Elahi (2019). </text:span><text:span text:style-name="T292">The HI velocity function: a test of cosmology or baryon physics?</text:span><text:span text:style-name="T249"> MNRAS 488: 5898. [arxiv:1906.06130</text:span><text:span text:style-name="T248">]</text:span></text:p>
        </text:list-item>
        <text:list-item>
          <text:p text:style-name="P160"><text:span text:style-name="T249">Genina, Frenk, Benítez-Llambay, Cole, Navarro, </text:span><text:span text:style-name="T257">Oman</text:span><text:span text:style-name="T249"> and Fattahi (2019). </text:span><text:span text:style-name="T292">The distinct stellar metallicity populations of simulated Local Group dwarfs.</text:span><text:span text:style-name="T249"> MNRAS 488: 2312. [arxiv:1812.04839]</text:span></text:p>
        </text:list-item>
        <text:list-item>
          <text:p text:style-name="P160"><text:span text:style-name="T249">Bose, Frenk, Jenkins, Fattahi, Gomez, Grand, Marinacci, Navarro, </text:span><text:span text:style-name="T257">Oman</text:span><text:span text:style-name="T249">, Pakmor, Schaye, Simpson and Springel (2019). </text:span><text:span text:style-name="T292">No cores in dark matter-dominated dwarf galaxies with bursty star formation histories.</text:span><text:span text:style-name="T249"> MNRAS, 486: 4790. [arxiv:1810.03635]</text:span></text:p>
        </text:list-item>
        <text:list-item>
          <text:p text:style-name="P160"><text:span text:style-name="T249">Owers, Hudson, </text:span><text:span text:style-name="T257">Oman</text:span><text:span text:style-name="T249">, Bland-Hawthron, Brough, Bryant, Cortese, Couch, Croom, van de Sande, Federrath, Groves, Hopkins, Lawrence, Lorente, McDermid, Medling, Richards, Scott, Taranu, Welker and Yi (2019). </text:span><text:span text:style-name="T292">The SAMI Galaxy Survey: Quenching of star formation in clusters I. Transition galaxies.</text:span><text:span text:style-name="T249"> ApJ 873: 52. [arxiv:1901.08185]</text:span></text:p>
        </text:list-item>
        <text:list-item>
          <text:p text:style-name="P160"><text:span text:style-name="T257">★ Oman</text:span><text:span text:style-name="T249">, Marasco, Navarro, Frenk, Schaye and Benítez-Llambay (2019). </text:span><text:span text:style-name="T292">Non-circular motions and the diversity of dwarf galaxy rotation curves.</text:span><text:span text:style-name="T249"> MNRAS 482: 821. [arxiv:1706.07478]</text:span></text:p>
        </text:list-item>
        <text:list-item>
          <text:p text:style-name="P160"><text:span text:style-name="T249">Digby, Navarro, Fattahi, Simpson, </text:span><text:span text:style-name="T257">Oman</text:span><text:span text:style-name="T249">, Gomez, Frenk, Grand and Pakmor (2018). </text:span><text:span text:style-name="T292">The star formation histories of dwarf galaxies in Local Group cosmological simulations.</text:span><text:span text:style-name="T249"> MNRAS 485: 5423. [arxiv:1812.04839]</text:span></text:p>
        </text:list-item>
        <text:list-item>
          <text:p text:style-name="P160"><text:span text:style-name="T249">Mancera-Piña, Fraternali, Adams, Marasco, Oosterloo, </text:span><text:span text:style-name="T257">Oman</text:span><text:span text:style-name="T249">, Leisman, di Teodoro, Posti, Battipaglia, Cannon, Gault, Haynes, Janowiecki, McAllan, Pagel, Reiter, Rhode, Salzer and Smith (2019). </text:span><text:span text:style-name="T292">Off the baryonic Tully-Fisher relation: a population of baryon-dominated ultra-diffuse galaxies.</text:span><text:span text:style-name="T249"> ApJL 883: 33. [arxiv:1909.01363]</text:span></text:p>
        </text:list-item>
        <text:list-item>
          <text:p text:style-name="P160"><text:span text:style-name="T249">Fattahi, Navarro, Frenk, </text:span><text:span text:style-name="T257">Oman</text:span><text:span text:style-name="T249">, Sawala and Schaller (2018). </text:span><text:span text:style-name="T292">Tidal stripping and the structure of dwarf galaxies in the Local Group.</text:span><text:span text:style-name="T249"> MNRAS 476: 3816. [arxiv:1707.03898]</text:span></text:p>
        </text:list-item>
        <text:list-item>
          <text:p text:style-name="P135"><text:span text:style-name="T265">N</text:span><text:span text:style-name="T266">a</text:span><text:span text:style-name="T265">varro, Yozin, Loewen, Benítez-Llambay, Fattahi, Frenk, </text:span><text:span text:style-name="T258">Oman</text:span><text:span text:style-name="T265">, Schaye and Theuns (2018). </text:span><text:span text:style-name="T292">The innate origin of radial and vertical gradients in a simulated galaxy disc.</text:span><text:span text:style-name="T265"> MNRAS 476: 3648. [arxiv:1709.01040]</text:span></text:p>
        </text:list-item>
        <text:list-item>
          <text:p text:style-name="P135"><text:span text:style-name="T265">Marasco, </text:span><text:span text:style-name="T258">Oman</text:span><text:span text:style-name="T265">, Navarro, Frenk and Oosterloo (2018). </text:span><text:span text:style-name="T292">Bars in dark-matter-dominated dwarf galaxy discs.</text:span><text:span text:style-name="T265"> MNRAS 476: 2168. [arxiv:1711.09914]</text:span></text:p>
        </text:list-item>
        <text:list-item>
          <text:p text:style-name="P135"><text:span text:style-name="T265">Genina, <text:s/>Benítez-Llambay, Frenk, Cole, Fattahi, Navarro, </text:span><text:span text:style-name="T258">Oman</text:span><text:span text:style-name="T265">, Sawala and Theuns (2018). </text:span><text:span text:style-name="T292">The core-cusp problem: a matter of perspective.</text:span><text:span text:style-name="T265"> MNRAS 474: 1398. [arxiv:1707.06303]</text:span></text:p>
        </text:list-item>
        <text:list-item>
          <text:p text:style-name="P135"><text:span text:style-name="T265">Navarro, Benítez-Llambay, Fattahi, Frenk, Ludlow, </text:span><text:span text:style-name="T258">Oman</text:span><text:span text:style-name="T265">, Schaller and Theuns (2017). </text:span><text:span text:style-name="T292">The origin of the mass discrepancy-acceleration relation in ΛCDM.</text:span><text:span text:style-name="T265"> MNRAS 471: 1841. [arxiv:1612.06329]</text:span></text:p>
        </text:list-item>
        <text:list-item>
          <text:p text:style-name="P135"><text:soft-page-break/><text:span text:style-name="T265">Campbell, Frenk, Jenkins, Eke, Navarro, Sawala, Schaller, Fattahi, </text:span><text:span text:style-name="T258">Oman</text:span><text:span text:style-name="T265"> and Theuns (2017). </text:span><text:span text:style-name="T292">Knowing the unknowns: uncertainties in simple estimators of dynamical masses.</text:span><text:span text:style-name="T265"> MNRAS 469: 2335. [arxiv:1603.04443]</text:span></text:p>
        </text:list-item>
        <text:list-item>
          <text:p text:style-name="P135"><text:span text:style-name="T265">Wang, Fattahi, Cooper, Sawala, Strigari, Frenk, Navarro, </text:span><text:span text:style-name="T258">Oman</text:span><text:span text:style-name="T265"> and Schaller (2017). </text:span><text:span text:style-name="T292">Tidal features of classical Milky Way satellites in a Λ cold dark matter universe.</text:span><text:span text:style-name="T265"> MNRAS 468: 4887. [arxiv:1611.00778]</text:span></text:p>
        </text:list-item>
        <text:list-item>
          <text:p text:style-name="P135"><text:span text:style-name="T265">Sawala, Pihajoki, Johansson, Frenk, Navarro, </text:span><text:span text:style-name="T258">Oman</text:span><text:span text:style-name="T265"> and White (2017). </text:span><text:span text:style-name="T292">Shaken and stirred: The Milky Way's dark substructures.</text:span><text:span text:style-name="T265"> MNRAS 467: 4383. [arxiv:1609.01718]</text:span></text:p>
        </text:list-item>
        <text:list-item>
          <text:p text:style-name="P136"><text:span text:style-name="T265">Ludlow, Benítez-Llambay, Schaller, Theuns, Frenk, Bower, Schaye, Crain, Navarro, Fattahi and </text:span><text:span text:style-name="T258">Oman</text:span><text:span text:style-name="T265"> (2017). </text:span><text:span text:style-name="T292">The Mass-discrepancy acceleration relation: a natural outcome of galaxy formation in CDM halos.</text:span><text:span text:style-name="T265"> Phys Rev Lett 118: 161103. [arxiv:1610.07663]</text:span></text:p>
        </text:list-item>
        <text:list-item>
          <text:p text:style-name="P136"><text:span text:style-name="T265">Benítez-Llambay, Navarro, Frenk, Sawala, </text:span><text:span text:style-name="T258">Oman</text:span><text:span text:style-name="T265">, Fattahi, Schaller, Schaye, Crain and Theuns (2017). </text:span><text:span text:style-name="T292">The properties of “dark” LCDM haloes in the Local Group.</text:span><text:span text:style-name="T265"> MNRAS 465: 3913. [arxiv:1609.01301]</text:span></text:p>
        </text:list-item>
        <text:list-item>
          <text:p text:style-name="P135"><text:span text:style-name="T265">Starkenburg, </text:span><text:span text:style-name="T258">Oman</text:span><text:span text:style-name="T265">, Navarro, Crain, Fattahi, Frenk, Sawala and Schaye (2017). </text:span><text:span text:style-name="T292">The oldest and most pristine stars in the APOSTLE Local Group simulations.</text:span><text:span text:style-name="T265"> MNRAS 465: 2212. [arxiv:1609.05214]</text:span></text:p>
        </text:list-item>
        <text:list-item>
          <text:p text:style-name="P135"><text:span text:style-name="T265">Sales, Navarro, </text:span><text:span text:style-name="T258">Oman</text:span><text:span text:style-name="T265">, Fattahi, Ferrero, Abadi, Bower, Crain, Frenk, Sawala, Schaller, Schaye, Theuns and White (2016). </text:span><text:span text:style-name="T292">The low-mass end of the baryonic Tully-Fisher relation.</text:span><text:span text:style-name="T265"> MNRAS 464: 2419. [arxiv:1602.02155]</text:span></text:p>
        </text:list-item>
        <text:list-item>
          <text:p text:style-name="P135"><text:span text:style-name="T258">Oman</text:span><text:span text:style-name="T265"> and Hudson (2016). </text:span><text:span text:style-name="T292">Satellite quenching timescales in clusters from projected phase space measurements matched to simulated orbits.</text:span><text:span text:style-name="T265"> MNRAS, 463: 3083. [arxiv:1607.07934]</text:span></text:p>
        </text:list-item>
        <text:list-item>
          <text:p text:style-name="P135"><text:span text:style-name="T265">Schaller, Frenk, Fattahi, Navarro, </text:span><text:span text:style-name="T258">Oman</text:span><text:span text:style-name="T265"> and Sawala (2016). </text:span><text:span text:style-name="T292">The low abundance and insignificance of dark discs in simulated Milky Way galaxies.</text:span><text:span text:style-name="T265"> MNRAS 461: L56. [arxiv:1605.02770]</text:span></text:p>
        </text:list-item>
        <text:list-item>
          <text:p text:style-name="P135"><text:span text:style-name="T258">Oman</text:span><text:span text:style-name="T265">, Navarro, Sales, Fattahi, Frenk, Sawala, Schaller and White (2016). </text:span><text:span text:style-name="T292">Missing dark matter in dwarf galaxies?</text:span><text:span text:style-name="T265"> MNRAS 460: 3610. [arxiv:1601.01026]</text:span></text:p>
        </text:list-item>
        <text:list-item>
          <text:p text:style-name="P135"><text:span text:style-name="T265">Sawala, Frenk, Fattahi, Navarro, Bower, Crain, Dalla Vecchia, Furlong, Helly, Jenkins, </text:span><text:span text:style-name="T258">Oman</text:span><text:span text:style-name="T265">, Schaller, Schaye, Theuns, Trayford and White (2016). </text:span><text:span text:style-name="T292">The APOSTLE simulations: solutions to the Local Group's cosmic puzzles.</text:span><text:span text:style-name="T265"> MNRAS 457: 1931. [arxiv:1511.01098]</text:span></text:p>
        </text:list-item>
        <text:list-item>
          <text:p text:style-name="P135"><text:span text:style-name="T265">Fattahi, Navarro, Sawala, Frenk, </text:span><text:span text:style-name="T258">Oman</text:span><text:span text:style-name="T265">, Crain, Furlong, Schaller, Schaye, Theuns and Jenkins (2016). </text:span><text:span text:style-name="T292">The APOSTLE project: Local Group kinematic mass constraints and simulation candidate selection.</text:span><text:span text:style-name="T265"> MNRAS 457: 844. [arxiv:1507.03643]</text:span></text:p>
        </text:list-item>
        <text:list-item>
          <text:p text:style-name="P135"><text:span text:style-name="T258">★ Oman</text:span><text:span text:style-name="T265">, Navarro, Fattahi, Frenk, Sawala, White, Bower, Crain, Furlong, Schaller, Schaye and Theuns (2015). </text:span><text:span text:style-name="T292">The unexpected diversity of dwarf galaxy rotation curves.</text:span><text:span text:style-name="T265"> MNRAS. 452: 3650. [arxiv:1504.01437]</text:span></text:p>
        </text:list-item>
        <text:list-item>
          <text:p text:style-name="P137"><text:span text:style-name="T265">Taranu, Hudson, Balogh, Smith, Power, </text:span><text:span text:style-name="T258">Oman</text:span><text:span text:style-name="T265">, Krane (2014). </text:span><text:span text:style-name="T292">Quenching star formation in cluster galaxies.</text:span><text:span text:style-name="T265"> MNRAS 440: 1934. [arxiv:1211.3411]</text:span></text:p>
        </text:list-item>
        <text:list-item>
          <text:p text:style-name="P137"><text:span text:style-name="T258">Oman</text:span><text:span text:style-name="T265">, Hudson and Behroozi (2013). </text:span><text:span text:style-name="T292">Disentangling satellite galaxy populations using orbit tracking in simulations.</text:span><text:span text:style-name="T265"> MNRAS 431: 2307. [arxiv:1301.6757]</text:span></text:p>
        </text:list-item>
      </text:list>
      <text:p text:style-name="P131"><text:span text:style-name="T249"/></text:p>
      <text:p text:style-name="P132"><text:span text:style-name="T249">O</text:span><text:span text:style-name="T247">ther refereed publications</text:span></text:p>
      <text:list text:continue-numbering="true" text:style-name="L1">
        <text:list-item>
          <text:p text:style-name="P138"><text:span text:style-name="T260">O</text:span><text:span text:style-name="T261">man</text:span><text:span text:style-name="T271"> (2024). </text:span><text:span text:style-name="T297">MARTINI: Mock Array Radio Telescope Interferometry of the Neutral ISM.</text:span><text:span text:style-name="T271"> JOSS 9: 6860. </text:span><text:span text:style-name="T272">[arxiv:</text:span><text:span text:style-name="T285">2406.05574</text:span><text:span text:style-name="T272">]</text:span></text:p>
        </text:list-item>
        <text:list-item>
          <text:p text:style-name="P135"><text:span text:style-name="T260">Oman</text:span><text:span text:style-name="T264">, Starkenburg and Navarro (2018). </text:span><text:span text:style-name="T296">The “building blocks” of stellar haloes.</text:span><text:span text:style-name="T264"> Galaxies 5: 33. [arxiv:1708.00929]</text:span></text:p>
          <text:p text:style-name="P139">Non-refereed publications &amp; software</text:p>
        </text:list-item>
        <text:list-item>
          <text:p text:style-name="P140"><text:span text:style-name="T39">Read, Steger, Walker, Genina, Frenk, Cole, </text:span><text:span text:style-name="T254">Ben</text:span><text:span text:style-name="T191">ítez-Llambay, </text:span><text:span text:style-name="T190">Ludlow, Navarro, </text:span><text:span text:style-name="T192">Oman</text:span><text:span text:style-name="T190">, Robertson, Collins, Ibata, Rich, Martin, Peñarrubia. Chapman, Tollerud and Weisz (2023). </text:span><text:span text:style-name="T185">GravSphere: Jeans modelling code.</text:span><text:span text:style-name="T190"> Astrophysics Source Code Library 2312.009.</text:span></text:p>
        </text:list-item>
        <text:list-item>
          <text:p text:style-name="P141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2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2"><text:span text:style-name="T255">Oman</text:span><text:span text:style-name="T247"> (2017). </text:span><text:span text:style-name="T291">The APOSTLE simulations: Rotation curves derived from synthetic 21-cm observations.</text:span><text:span text:style-name="T247"> Rediscovering our Galaxy, Proceedings of the IAU Symposium 334: 213. [arXiv: 1712.02562]</text:span></text:p>
        </text:list-item>
        <text:list-item>
          <text:p text:style-name="P143"><text:span text:style-name="T302">Fattahi, Navarro, Sawala, Frenk, Sales, </text:span><text:span text:style-name="T312">Oman</text:span><text:span text:style-name="T302">, Schaller and Wang (2016). </text:span><text:span text:style-name="T286">The cold dark matter content of Galactic dwarf spheroidals: no cores, no failures, no problem.</text:span><text:span text:style-name="T302"> [arxiv:1607.06479]</text:span></text:p>
        </text:list-item>
        <text:list-item>
          <text:p text:style-name="P143"><text:span text:style-name="T311">Sawala, Frenk, Fattahi, Navarro, Bower, Crain, Dalla Vecchia, Furlong, Helly, Jenkins, </text:span><text:span text:style-name="T316">Oman</text:span><text:span text:style-name="T311">, Scahller, Schaye, Theuns, Trayford and White (2014). </text:span><text:span text:style-name="T290">Local Group galaxies emerge from the dark.</text:span><text:span text:style-name="T311"> [arxiv:1412.2748]</text:span></text:p>
        </text:list-item>
      </text:list>
      <text:p text:style-name="P105"><text:span text:style-name="T194">Conferences and Workshops</text:span><text:tab/></text:p>
      <text:p text:style-name="P133"><text:span text:style-name="T119"><text:tab/></text:span><text:span text:style-name="T10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19"><text:tab/></text:span><text:span text:style-name="T139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8"><text:span text:style-name="T119"><text:tab/></text:span><text:span text:style-name="T135">Contributed talk at “Towards unified sub-grid prescriptions for galaxy mode</text:span><text:span text:style-name="T139">l</text:span><text:span text:style-name="T135">ling”<text:tab/>Sept 2023<text:line-break/><text:tab/> <text:s/>Lorentz Centre, Leiden, The Netherlands</text:span></text:p>
      <text:p text:style-name="P54"><text:span text:style-name="T119"><text:tab/></text:span><text:span text:style-name="T135">Contributed talk at “FiatLux”<text:tab/>Jun 2023<text:line-break/><text:tab/> <text:s/>Centro Mariapoli, Castel Gandolfo, Italy</text:span></text:p>
      <text:p text:style-name="P54"><text:span text:style-name="T119"><text:tab/></text:span><text:span text:style-name="T133">Contributed talk at </text:span><text:span text:style-name="T134">“Pathfinder HI Survey Coordination Committee workshop”<text:tab/></text:span><text:span text:style-name="T133">Mar 2023<text:line-break/><text:tab/> <text:s/>University of Cape Town, Cape Town, South Africa</text:span></text:p>
      <text:p text:style-name="P52"><text:span text:style-name="T119"><text:tab/></text:span><text:span text:style-name="T133">Poster at “IAUS 379: Dynamical masses of Local Group galaxies”<text:tab/>Mar 2023<text:line-break/><text:tab/> <text:s/>Telegrafenberg, Potsdam, Germany</text:span></text:p>
      <text:p text:style-name="P56"><text:span text:style-name="T119"><text:tab/></text:span><text:span text:style-name="T122">Contributed talk at “Virgo meeting”<text:tab/>Jul 2022<text:line-break/><text:tab/> <text:s/></text:span><text:span text:style-name="T123">Max-Planck Institute for Astrophysics, Garching, Germany</text:span></text:p>
      <text:p text:style-name="P100"><text:tab/></text:p>
      <text:p text:style-name="P64"><text:span text:style-name="T119"><text:tab/></text:span><text:span text:style-name="T121">Contributed</text:span><text:span text:style-name="T120"> talk at “</text:span><text:span text:style-name="T121">EAS2022/</text:span><text:span text:style-name="T120">SS8: D</text:span><text:span text:style-name="T145">warf galaxies beyond the Local Group”</text:span><text:span text:style-name="T146"><text:tab/></text:span><text:span text:style-name="T145">Jun 2022<text:line-break/><text:tab/> <text:s/>Valencia Conference Centre, Valencia, Spain</text:span></text:p>
      <text:p text:style-name="P106"><text:span text:style-name="T119"><text:tab/></text:span><text:span text:style-name="T121">Poster</text:span><text:span text:style-name="T120"> at “EAS2022/S4: Satellite galaxies and tidal streams”</text:span><text:span text:style-name="T119"><text:tab/></text:span><text:span text:style-name="T120">Jun 2022<text:line-break/><text:tab/> <text:s/>Valencia Conference Centre, Valencia, Spain</text:span></text:p>
      <text:p text:style-name="P60"><text:span text:style-name="T146"><text:tab/></text:span><text:span text:style-name="T145">Invited talk at “EAS2022/SS5: Neutral hydrogen”</text:span><text:span text:style-name="T146"><text:tab/></text:span><text:span text:style-name="T145">Jun 2022</text:span><text:span text:style-name="T120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77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5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5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6"><text:tab/>Contributed talk at “South American Dark Matter”<text:tab/>Dec 2020<text:line-break/><text:tab/> <text:s/>Virtual meeting</text:p>
      <text:p text:style-name="P96"><text:tab/>Contributed talk at “WALLABY Science Day”<text:tab/>Nov 2020<text:line-break/><text:tab/> <text:s/>Virtual meeting</text:p>
      <text:p text:style-name="P74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3"><text:span text:style-name="T40"><text:tab/></text:span><text:span text:style-name="T53">Participant at “Virgo meeting”<text:tab/>Jan 2020<text:line-break/><text:tab/> <text:s/>Durham University, Durham, United Kingdom</text:span></text:p>
      <text:p text:style-name="P73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3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3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9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1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8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1"><text:span text:style-name="T40"/></text:p>
      <text:p text:style-name="P72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4"><text:tab/>Invited talk at </text:span><text:span text:style-name="T13">“</text:span><text:span text:style-name="T94">IAUS 334: Rediscovering our Galaxy”<text:tab/>Jul 2017<text:line-break/><text:tab/> <text:s/>Telegrafenberg, Potsdam, Germany</text:span></text:p>
      <text:p text:style-name="P40"><text:span text:style-name="T87"><text:tab/></text:span><text:span text:style-name="T92">Contributed talk at “On the origin of baryonic galaxy haloes”<text:tab/>Mar 2017<text:line-break/><text:tab/> <text:s/>Observat</text:span><text:span text:style-name="T150">o</text:span><text:span text:style-name="T92">rio Astron</text:span><text:span text:style-name="T150">ómico de Quit</text:span><text:span text:style-name="T154">o</text:span><text:span text:style-name="T150">, Galapagos Islands, Ecuador</text:span></text:p>
      <text:p text:style-name="P107"><text:tab/>Contributed talk at “Northwest astronomy meeting”<text:tab/>Oct 2016<text:line-break/><text:tab/> <text:s/>Western Washington University, Bellingham, USA</text:p>
      <text:p text:style-name="P108"><text:tab/>Contributed talk at “Dark matter in the Milky Way”<text:tab/>May 2016<text:line-break/><text:tab/> <text:s/>Johannes Gutenburg University, Mainz, Germany</text:p>
      <text:p text:style-name="P110"><text:tab/>Contributed talk at “Dark matter on the smallest scales”<text:tab/>Apr 2016<text:line-break/><text:tab/> <text:s/>University of Leiden, Leiden, Netherlands</text:p>
      <text:p text:style-name="P109"><text:tab/>Contributed talk at “Potsdam thinkshop XIII: Near field cosmology”<text:tab/>Mar 2016<text:line-break/><text:tab/> <text:s/>Innsbruck University Centre, Obergurgl, Austria</text:p>
      <text:p text:style-name="P9"><text:span text:style-name="T150"><text:tab/></text:span><text:span text:style-name="T152">Participant at “HiPACC Summer School: AstroInformatics”<text:tab/>Aug 2012<text:line-break/><text:tab/> <text:s/>University of California </text:span><text:span text:style-name="T153">at </text:span><text:span text:style-name="T152">San Diego, San Diego, USA</text:span></text:p>
      <text:p text:style-name="P9"><text:span text:style-name="T150"><text:tab/></text:span><text:span text:style-name="T151">Poster at “Star formation and gas reservoirs in nearby groups and clusters”<text:tab/>Jul 2012<text:line-break/><text:tab/> <text:s/>Union College, Schenectady, USA</text:span></text:p>
      <text:p text:style-name="P115"><text:span text:style-name="T149">Invited </text:span><text:span text:style-name="T246">Colloquia &amp; </text:span><text:span text:style-name="T149">Seminars</text:span><text:tab/></text:p>
      <text:p text:style-name="P95"><text:tab/><text:span text:style-name="T337">Colloquium: ICRAR, University of Western Australia, Australia<text:tab/>Mar 2024</text:span></text:p>
      <text:p text:style-name="P99"><text:tab/>Colloquium: Cardiff University School of Physics &amp; Astronomy, UK<text:tab/>Nov 2023</text:p>
      <text:p text:style-name="P94"><text:tab/><text:span text:style-name="T331">Seminar: University of Edinburgh Institute for Astronomy, UK<text:tab/>Nov 2022</text:span></text:p>
      <text:p text:style-name="P98"><text:tab/>Seminar: University College London Cosmoparticle Initiative, UK<text:tab/>Mar 2022</text:p>
      <text:p text:style-name="P93"><text:tab/>Seminar: International Centre for Radio Astronomy Research, Australia<text:tab/>Aug 2021</text:p>
      <text:p text:style-name="P88"><text:span text:style-name="T246"><text:tab/>Colloquium: </text:span><text:span text:style-name="T234">Queen’s University Department of Physics and Astronomy, Canada<text:tab/>Jan 202</text:span><text:span text:style-name="T235">1</text:span></text:p>
      <text:p text:style-name="P47"><text:span text:style-name="T116"><text:tab/></text:span><text:span text:style-name="T115">Seminar</text:span><text:span text:style-name="T117">: </text:span><text:span text:style-name="T118">University of Nottingham School of Physics and Astronomy, UK<text:tab/>Dec 2020</text:span></text:p>
      <text:p text:style-name="P87"><text:span text:style-name="T233"><text:tab/></text:span><text:span text:style-name="T322">Seminar</text:span><text:span text:style-name="T246">: </text:span><text:span text:style-name="T234">Oxford University Department of Physics, UK<text:tab/>Oct 2020</text:span></text:p>
      <text:p text:style-name="P87"><text:span text:style-name="T233"><text:tab/></text:span><text:span text:style-name="T246">Seminar: </text:span><text:span text:style-name="T233">Universidade Federal do Esp</text:span><text:span text:style-name="T182">í</text:span><text:span text:style-name="T233">rito Santo Department of Physics, Brazil<text:tab/>Jul 2020</text:span></text:p>
      <text:p text:style-name="P92"><text:tab/><text:span text:style-name="T246">Colloquium: </text:span>University of Edinburgh Institute for Astronomy, UK<text:tab/>Feb 2020</text:p>
      <text:p text:style-name="P86"><text:tab/><text:span text:style-name="T246">Seminar: </text:span><text:span text:style-name="T233">Deutsches Elektronen-Synchrotron DESY, Germany<text:tab/>Nov 2019</text:span></text:p>
      <text:p text:style-name="P91"><text:soft-page-break/><text:tab/><text:span text:style-name="T246">Seminar: </text:span>University of Surrey Physics Department, UK<text:tab/>Sept 2017</text:p>
      <text:p text:style-name="P85"><text:tab/><text:span text:style-name="T246">Seminar: </text:span>University of Cambridge Institute of Astronomy, UK<text:tab/>May 2016</text:p>
      <text:p text:style-name="P84"><text:tab/><text:span text:style-name="T246">Seminar: </text:span>Astrophysics Institute Potsdam, Germany<text:tab/>Apr 2016</text:p>
      <text:p text:style-name="P84"><text:tab/><text:span text:style-name="T246">Seminar: </text:span>University of Washington Physics &amp; Astronomy Department, USA<text:tab/>Feb 2016</text:p>
      <text:p text:style-name="P84"><text:tab/><text:span text:style-name="T246">Seminar: </text:span>University of Waterloo Physics &amp; Astronomy Department, Canada<text:tab/>Dec 2014</text:p>
      <text:p text:style-name="P126"><text:span text:style-name="T239">Public Talks &amp; Outreach</text:span><text:span text:style-name="T238"><text:tab/></text:span></text:p>
      <text:p text:style-name="P59"><text:span text:style-name="T119"><text:tab/></text:span><text:span text:style-name="T142">Public talk: Newcastle Astronomical Society<text:tab/>Sept 2024</text:span></text:p>
      <text:p text:style-name="P59"><text:span text:style-name="T119"><text:tab/></text:span><text:span text:style-name="T138">Caf</text:span><text:span text:style-name="T167">é</text:span><text:span text:style-name="T278"> Scientifique Durham speaker<text:tab/>May 2024</text:span></text:p>
      <text:p text:style-name="P57"><text:span text:style-name="T278"><text:tab/></text:span><text:span text:style-name="T279">Durham Schools Science Festival demonstrator<text:tab/>Mar 2024</text:span></text:p>
      <text:p text:style-name="P57"><text:span text:style-name="T119"><text:tab/></text:span><text:span text:style-name="T135">Street Cosmos at Blackhall demonstrator<text:tab/>Aug 2023</text:span></text:p>
      <text:p text:style-name="P54"><text:span text:style-name="T119"><text:tab/></text:span><text:span text:style-name="T131">Ogden Centre for Fundamental Physics </text:span><text:span text:style-name="T32">Ogden@20</text:span><text:span text:style-name="T131"> open day demonstrator<text:tab/>Nov 2022</text:span></text:p>
      <text:p text:style-name="P103"><text:span text:style-name="T206"><text:tab/></text:span><text:span text:style-name="T219">Celebrate Science! Durham demonstrator<text:tab/>Oct 2022</text:span></text:p>
      <text:p text:style-name="P102"><text:span text:style-name="T206"><text:tab/></text:span><text:span text:style-name="T209">Public talk: Sunderland Astronomical Society<text:tab/>Nov 2021</text:span></text:p>
      <text:p text:style-name="P101"><text:span text:style-name="T206"><text:tab/></text:span><text:span text:style-name="T207">Nuffield Foundation research placement host </text:span><text:span text:style-name="T213">for J. Turnbull</text:span><text:span text:style-name="T207"><text:tab/></text:span><text:span text:style-name="T209">Aug</text:span><text:span text:style-name="T207"> 2021</text:span></text:p>
      <text:p text:style-name="P90"><text:tab/>Royal Society Summer Science Exhibition Workshop<text:tab/>Jul 2021</text:p>
      <text:p text:style-name="P46"><text:span text:style-name="T22"><text:tab/></text:span><text:span text:style-name="T106">Public talk: </text:span><text:span text:style-name="T95">Rato Bangala School Science Club</text:span><text:span text:style-name="T107">, Nepal<text:tab/>Jul 20</text:span><text:span text:style-name="T108">20</text:span></text:p>
      <text:p text:style-name="P45"><text:span text:style-name="T108"><text:tab/></text:span><text:span text:style-name="T111">Durham ICC School visit</text:span><text:span text:style-name="T135">s</text:span><text:span text:style-name="T111"><text:tab/>Jan 2020 – </text:span><text:span text:style-name="T135">present</text:span></text:p>
      <text:p text:style-name="P89"><text:tab/>Celebrate Science! Durham demonstrator<text:tab/>Oct 2019</text:p>
      <text:p text:style-name="P8"><text:span text:style-name="T95"><text:tab/>Meet the IAU astronomers! programme member<text:tab/>2019 </text:span><text:span text:style-name="T89">– </text:span><text:span text:style-name="T95">present</text:span></text:p>
      <text:p text:style-name="P8"><text:span text:style-name="T13"><text:tab/></text:span><text:span text:style-name="T93">Public </text:span><text:span text:style-name="T95">t</text:span><text:span text:style-name="T93">alk: RAS of Canada, Victoria chapter monthly meeting<text:tab/>Apr 2017</text:span></text:p>
      <text:p text:style-name="P16"><text:span text:style-name="T13"><text:tab/></text:span><text:span text:style-name="T90">Public talk: Dominion Astrophysical Observatory </text:span><text:span text:style-name="T96">s</text:span><text:span text:style-name="T90">ummer star parties<text:tab/>Jul 2016</text:span></text:p>
      <text:p text:style-name="P17"><text:span text:style-name="T97"><text:tab/></text:span><text:span text:style-name="T98">University of Victoria Student Radio CFUV “Beyond the Jargon” interviewee<text:tab/>Dec 2016</text:span></text:p>
      <text:p text:style-name="P4"><text:span text:style-name="T90"><text:tab/></text:span><text:span text:style-name="T91">Public talk: SPACE: Students in Physics and Astronomy Communication<text:tab/>Jul 2016<text:line-break/><text:tab/> <text:s/>Enrichment</text:span></text:p>
      <text:p text:style-name="P84"><text:tab/>Public talk: SPACE: Students in Physics and Astronomy Communication<text:tab/>Aug 2015<text:line-break/><text:tab/> <text:s/>Enrichment</text:p>
      <text:p text:style-name="P83"><text:tab/>University of Victoria Observatory tours for various school, youth and <text:tab/>2015 – <text:span text:style-name="T195">2017</text:span><text:line-break/><text:tab/> <text:s/>general public groups<text:tab/></text:p>
      <text:p text:style-name="P82"><text:tab/><text:span text:style-name="T320">Contributor of &gt;250 physics &amp; astrophysics answers to public questions on the <text:tab/>2013 </text:span>– <text:span text:style-name="T320">present<text:line-break/><text:tab/> <text:s/>PhysicsSE Q&amp;A platform (physics.stackexchange.com/users/11053/kyle-oman)</text:span></text:p>
      <text:p text:style-name="P127"><text:span text:style-name="T237"/></text:p>
      <text:p text:style-name="P128"><text:span text:style-name="T237">Professional </text:span><text:span text:style-name="T241">Citizenship</text:span><text:span text:style-name="T236"><text:tab/></text:span></text:p>
      <text:p text:style-name="P58"><text:span text:style-name="T205"><text:tab/>Re</text:span><text:span text:style-name="T210">feree </text:span><text:span text:style-name="T205">for </text:span><text:span text:style-name="T211">MNRAS, ApJ, </text:span><text:span text:style-name="T212">A&amp;A,</text:span><text:span text:style-name="T211"> </text:span><text:span text:style-name="T220">NatAs, </text:span><text:span text:style-name="T202">PRL, </text:span><text:span text:style-name="T211">JCAP, </text:span><text:span text:style-name="T222">OJA, </text:span><text:span text:style-name="T225">JOSS,</text:span><text:span text:style-name="T205"><text:tab/>2016 – present<text:line-break/><text:tab/> <text:s/></text:span><text:span text:style-name="T225">Chinese Physics C</text:span></text:p>
      <text:p text:style-name="P51"><text:span text:style-name="T205"><text:tab/></text:span><text:span text:style-name="T219">Durham Astronomy &amp; Instrumentation internal mini-conference organiser<text:tab/>Jun 2022</text:span><text:span text:style-name="T206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201"><text:tab/>Durham Astronomy Friday seminar co-organizer<text:tab/>2019 </text:span><text:span text:style-name="T199">– </text:span><text:span text:style-name="T202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9"><text:span text:style-name="T148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02"><text:tab/></text:span><text:span text:style-name="T221">SKA </text:span><text:span text:style-name="T220">Cosmology</text:span><text:span text:style-name="T221"> Science Working Group member<text:tab/>202</text:span><text:span text:style-name="T220">2</text:span><text:span text:style-name="T221"> </text:span><text:span text:style-name="T205">– </text:span><text:span text:style-name="T221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20"/>
      <text:p text:style-name="P121"><text:span text:style-name="T319">Public codes &amp; utilities</text:span><text:tab/></text:p>
      <text:p text:style-name="P130"><text:span text:style-name="T216">A</text:span><text:span text:style-name="T197">s lead author:</text:span></text:p>
      <text:p text:style-name="P43"><text:span text:style-name="T216"><text:tab/></text:span><text:span text:style-name="T227">SWIFTGalaxy<text:tab/>2022</text:span><text:span text:style-name="T215"><text:line-break/><text:tab/> <text:s/>github.com/</text:span><text:span text:style-name="T217">SWIFTSIM</text:span><text:span text:style-name="T215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42">(co-maintainer)</text:span>, <text:span text:style-name="T338">3D</text:span>Barolo</text:p>
      <text:p text:style-name="P115"><text:span text:style-name="T149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4"><text:span text:style-name="T193">Citizenship</text:span><text:tab/></text:p>
      <text:p text:style-name="P3"><text:span text:style-name="T43"><text:tab/></text:span><text:span text:style-name="T44">Canadian</text:span></text:p>
      <text:p text:style-name="P123">References<text:tab/></text:p>
      <text:p text:style-name="P41"><text:span text:style-name="T203"><text:tab/>Prof. </text:span><text:span text:style-name="T209">Carlos Frenk</text:span><text:span text:style-name="T203"><text:line-break/><text:tab/></text:span><text:span text:style-name="T209">Institute for Computational Cosmology</text:span><text:span text:style-name="T204">, </text:span><text:span text:style-name="T209">Durham University</text:span><text:span text:style-name="T204"><text:line-break/><text:tab/>+</text:span><text:span text:style-name="T209">44 191 334 3641</text:span><text:span text:style-name="T204"><text:line-break/><text:tab/></text:span><text:a xlink:type="simple" xlink:href="mailto:c.s.frenk@durham.ac.uk" text:style-name="Internet_20_link" text:visited-style-name="Visited_20_Internet_20_Link"><text:span text:style-name="T209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80"><text:tab/></text:span><text:span text:style-name="T79">Prof. Julio Navarro</text:span><text:span text:style-name="T78"><text:line-break/></text:span><text:span text:style-name="T79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9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7-19T18:34:38.197594801">2024-07-19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5.2$Linux_X86_64 LibreOffice_project/bffef4ea93e59bebbeaf7f431bb02b1a39ee8a59</meta:generator>
    <dc:date>2024-07-19T18:34:38.106068713</dc:date>
    <meta:editing-duration>P1DT18H21M51S</meta:editing-duration>
    <meta:editing-cycles>202</meta:editing-cycles>
    <meta:print-date>2024-06-06T09:34:53.135962990</meta:print-date>
    <meta:printed-by>PDF files</meta:printed-by>
    <meta:document-statistic meta:table-count="0" meta:image-count="1" meta:object-count="0" meta:page-count="15" meta:paragraph-count="249" meta:word-count="4448" meta:character-count="33464" meta:non-whitespace-character-count="28668"/>
  </office:meta>
</office:document-meta>
</file>